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 style:writing-mode="rl-tb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List_20_Contents">
      <style:paragraph-properties fo:margin-left="0cm" fo:margin-right="0cm" fo:margin-top="0cm" fo:margin-bottom="0.499cm" fo:text-align="center" style:justify-single-word="false" fo:text-indent="0cm" style:auto-text-indent="false" style:writing-mode="rl-tb"/>
      <style:text-properties fo:font-size="14pt" style:font-size-asian="14pt" style:font-size-complex="14pt"/>
    </style:style>
    <style:style style:name="P7" style:family="paragraph" style:parent-style-name="List_20_Contents">
      <style:paragraph-properties fo:margin-left="0cm" fo:margin-right="0cm" fo:text-align="center" style:justify-single-word="false" fo:text-indent="0cm" style:auto-text-indent="false" style:writing-mode="rl-tb"/>
      <style:text-properties fo:font-size="14pt" style:font-size-asian="14pt" style:font-size-complex="14pt"/>
    </style:style>
    <style:style style:name="P8" style:family="paragraph" style:parent-style-name="Text_20_body">
      <style:paragraph-properties fo:background-color="#cccccc" style:shadow="none">
        <style:background-image/>
      </style:paragraph-properties>
    </style:style>
    <style:style style:name="P9" style:family="paragraph" style:parent-style-name="Text_20_body">
      <style:paragraph-properties fo:background-color="#cccccc" style:shadow="none">
        <style:background-image/>
      </style:paragraph-properties>
      <style:text-properties fo:font-size="10pt" fo:font-style="italic" style:font-style-asian="italic" style:font-size-complex="10pt" style:font-style-complex="italic"/>
    </style:style>
    <style:style style:name="P10" style:family="paragraph" style:parent-style-name="Heading_20_1">
      <style:paragraph-properties fo:background-color="#cccccc" style:shadow="none">
        <style:background-image/>
      </style:paragraph-properties>
      <style:text-properties style:font-size-complex="12pt" style:font-weight-complex="bold"/>
    </style:style>
    <style:style style:name="P11" style:family="paragraph" style:parent-style-name="Standard">
      <style:paragraph-properties fo:break-before="column"/>
    </style:style>
    <style:style style:name="P12" style:family="paragraph" style:parent-style-name="Text_20_body">
      <style:paragraph-properties fo:text-align="start" style:justify-single-word="false" style:writing-mode="lr-tb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size="10pt"/>
    </style:style>
    <style:style style:name="T2" style:family="text">
      <style:text-properties style:font-size-complex="10pt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אל מלא רחמים</text:h>
      <text:p text:style-name="P7">אֵל מָלֵא רַחֲמִים, שׁוֹכֵן בַּמְּרוֹמִים, </text:p>
      <text:p text:style-name="P7">הַמְצֵא מְנוּחָה נְכוֹנָה, עַל כַּנְפֵי הַשְּׁכִינָה, </text:p>
      <text:p text:style-name="P7">בְּמַעֲלוֹת קְדוֹשִׁים וּטְהוֹרִים,</text:p>
      <text:p text:style-name="P7">כְּזוֹהַר הָרָקִיעַ מַזְהִירִים, </text:p>
      <text:p text:style-name="P7">אֶת נִשְׁמַת _________ שֶׁהָלַךְ לְעוֹלָמוֹ,</text:p>
      <text:p text:style-name="P7">בַּעֲבוּר שֶׁנָדְבוּ צְדָקָה</text:p>
      <text:p text:style-name="P7">בְּעַד הַזְכָּרַת נִשְׁמָתוֹ, </text:p>
      <text:p text:style-name="P7">לָכֵן בַּעַל הָרַחֲמִים</text:p>
      <text:p text:style-name="P7"><text:s/>יַסְתִּירֵהוּ בְּסֵתֶר כְּנָפָיו לְעוֹלָמִים, </text:p>
      <text:p text:style-name="P7">וְיִצְרֹר בִּצְרוֹר הַחַיִּים אֶת נִשְׁמָתוֹ. </text:p>
      <text:p text:style-name="P7">ה' הוּא נַחֲלָתוֹ, </text:p>
      <text:p text:style-name="P6">וְיָנוּחַ בְּשָׁלוֹם עַל מִשְׁכָּבוֹ,<text:line-break/>וְנֹאמַר אָמֵן.</text:p>
      <text:h text:style-name="Heading_20_2" text:outline-level="2">קדיש יתום</text:h>
      <text:p text:style-name="P5">יִתְגַּדַּל וְיִתְקַדַּשׁ שְׁמֵהּ רַבָּא. /ועונים: אמן/</text:p>
      <text:p text:style-name="P2">בְּעָלְמָא דִי בְרָא כִרְעוּתֵהּ,</text:p>
      <text:p text:style-name="P2">וְיַמְלִיךְ מַלְכוּתֵהּ וְיַצְמַח פּוּרְקָנֵהּ וִיקָרֵב <text:s/>מְשִׁיחֵהּ. /ועונים: אמן/</text:p>
      <text:p text:style-name="P2">בְּחַיֵיכוֹן וּבְיוֹמֵיכוֹן וּבְחַיֵי דְּכָל בֵּית יִשְׂרָאֵל, בַּעֲגַלָא וּבִזְמַן קָרִיב וְאִמְרוּ אָמֵן:<text:line-break/>הקהל עונה אמן ומצטרף למשפט הבא:<text:line-break/>יְהֵא שְׁמֵהּ רַבָּא מְבָרַךְ לְעָלַם וּלְעָלְמֵי עָלְמַיָא:<text:line-break/>יִתְבָּרַךְ <text:s/>וְיִשְׁתַּבַּח וְיִתְפָּאַר וְיִתְרוֹמַם וְיִתְנַשֵּׂא וְיִתְהַדָּר וְיִתְעַלֶּה וְיִתְהַלָּל, שְׁמֵהּ דְּקוּדְשָׁא בְּרִיךְ הוּא / ועונים: בְּרִיךְ הוּא /<text:line-break/>לְעֵילָא (בעשרת ימי תשובה: וּלְעֵילָא מִכָּל) מִן כָּל בִּרְכָתָא וְשִׁירָתָא, תֻּשְׁבְּחָתָא וְנֶחָמָתָא, דַאֲמִירָן בְּעָלְמָא. וְאִמְרוּ אַמֵן:</text:p>
      <text:p text:style-name="P2">יְהֵא שְׁלָמָא רַבָּא מִן שְׁמַיָּא וְחַיִּים עָלֵינוּ וְעַל כָּל יִשְׂרָאֵל, וְאִמְרוּ אָמֵן:</text:p>
      <text:p text:style-name="P2">עוֹשֶׂה שָׁלוֹם (בעשרת ימי תשובה: הַשָּׁלוֹם) בִּמְרוֹמָיו הוּא יַעֲשֶׂה שָׁלוֹם עָלֵינוּ וְעַל כָּל יִשְׂרָאֵל, וְאִמְרוּ אָמֵן.</text:p>
      <text:p text:style-name="P2"/>
      <text:p text:style-name="P4">הדף נדפס לעילוי נשמת <text:span text:style-name="T3">אבי דב שמואל בן אברהם אהרן ושושנה חנה סגל ז”ל.</text:span></text:p>
      <text:p text:style-name="P3">ניתן להוריד את הדף ברשת בכתובת:</text:p>
      <text:p text:style-name="P12">http://tora.us.fm/tnk1/ktuv/thlim/hazkara.html</text:p>
      <text:p text:style-name="P11"/>
      <text:p text:style-name="P1"/>
      <text:p text:style-name="P9">מדוע אומרים קדיש על אדם שנפטר?</text:p>
      <text:h text:style-name="P10" text:outline-level="1">קדיש לחללי ארץ ישראל / ש"י עגנון</text:h>
      <text:p text:style-name="P8"><text:span text:style-name="T2">מלך בשר ודם שיוצא למלחמה על אויביו </text:span><text:span text:style-name="T1">- </text:span><text:span text:style-name="T2">מוציא חיילותיו להרוג וליהרג</text:span><text:span text:style-name="T1">. </text:span><text:span text:style-name="T2">ספק אוהב את חיילותיו ספק אינו אוהב את חיילותיו</text:span><text:span text:style-name="T1">, </text:span><text:span text:style-name="T2">ספק הם חשובים בעיניו ספק אינם חשובים בעיניו</text:span><text:span text:style-name="T1">, <text:s/></text:span></text:p>
      <text:p text:style-name="P8"><text:span text:style-name="T2">ואפילו חשובים בעיניו חשובים בעיניו כמתים</text:span><text:span text:style-name="T1">, </text:span><text:span text:style-name="T2">שכל היוצא למלחמה מלאך המות כרוך בעקבותיו ומתלווה לו להרגו</text:span><text:span text:style-name="T1">. <text:line-break/></text:span><text:span text:style-name="T2">פגע בו חץ או סייף או חרב או שאר מיני משחית ונהרג מעמידין אחר במקומו</text:span><text:span text:style-name="T1">, </text:span><text:span text:style-name="T2">ואין המלך מרגיש בחסרונו</text:span><text:span text:style-name="T1">, </text:span><text:span text:style-name="T2">שאומות העולם מרובים וגייסות שלהם מרובים</text:span><text:span text:style-name="T1">. </text:span><text:span text:style-name="T2">נהרג אחד מהם יש לו למלך הרבה כנגדו</text:span><text:span text:style-name="T1">. <text:line-break/><text:line-break/></text:span><text:span text:style-name="T2">אבל מלכנו מלך מלכי המלכים הקדוש ברוך הוא מלך חפץ בחיים</text:span><text:span text:style-name="T1">, <text:line-break/></text:span><text:span text:style-name="T2">אוהב שלום ורודף שלום ואוהב את ישראל עמו ובחר בנו מכל העמים</text:span><text:span text:style-name="T1">, </text:span><text:span text:style-name="T2">לא מפני שאנו מרובים חשק ה</text:span><text:span text:style-name="T1">' </text:span><text:span text:style-name="T2">בנו כי אנו המעט מכל העמים</text:span><text:span text:style-name="T1">. <text:line-break/></text:span><text:span text:style-name="T2">ומתוך אהבתו שאוהב אותנו ואנו מעטים, כל אחד ואחד מעמנו חשוב לפניו כליגיון שלם</text:span><text:span text:style-name="T1">. </text:span><text:span text:style-name="T2">לפי שאין לו הרבה להעמיד במקומנו</text:span><text:span text:style-name="T1">. </text:span><text:span text:style-name="T2">נפקד חס ושלום אחד מישראל באה פחת בלגיונותיו של המלך ובאה תשות כח כביכול במלכותו יתברך</text:span><text:span text:style-name="T1">, </text:span><text:span text:style-name="T2">שהרי מלכותו חסרה לגיון אחד מלגיונותיו ונתמעטה חס ושלום גדולתו יתברך</text:span><text:span text:style-name="T1">. <text:line-break/><text:line-break/></text:span><text:span text:style-name="T2">לפיכך אנחנו מתפללין ואומרים אחר כל מת מישראל יתגדל ויתקדש שמיה רבא</text:span><text:span text:style-name="T1">, <text:line-break/></text:span><text:span text:style-name="T2">יגדל כח השם ולא יביא תשות כח לפניו יתברך ויתקדש בעולמות שברא כרצונו</text:span><text:span text:style-name="T1">, <text:line-break/></text:span><text:span text:style-name="T2">ולא נפחד על עצמנו אלא מהדר גאון קדושתו יתעלה וימליך מלכותיה שתתגלה ותראה מלכותו בשלימות ולא יתמעט ממנה חס ושלום</text:span><text:span text:style-name="T1">, <text:line-break/></text:span><text:span text:style-name="T2">בחייכון וביומייכון ובחיי דכל בית ישראל במהרה ובזמן קרוב</text:span><text:span text:style-name="T1">, </text:span><text:span text:style-name="T2">שאם מלכותו גלויה בעולם</text:span><text:span text:style-name="T1">- </text:span><text:span text:style-name="T2">שלום בעולם וברכה בעולם ושירה בעולם ותשבחות הרבה בעולם ונחמה גדולה בעולם וישראל קדושים אהובים בעולם וגדולתו גדלה והולכת ומתרבה ואינה מתמעטת לעולם</text:span><text:span text:style-name="T1">. <text:line-break/><text:line-break/></text:span><text:span text:style-name="T2">אם כך אנו מתפללים ואומרים אחר כל אדם שמת</text:span><text:span text:style-name="T1">, </text:span><text:span text:style-name="T2">קל וחומר על אחינו ואחיותינו הנאהבים והנעימים בני ציון היקרים הרוגי ארץ ישראל שנשפך דמם על כבוד שמו יתברך ועל עמו ועל ארצו ועל נחלתו</text:span><text:span text:style-name="T1">. </text:span><text:span text:style-name="T2">ולא זו בלבד אלא כל הדר בארץ ישראל הוא מלגיונו של מלך מלכי המלכים הקדוש ברוך הוא שהפקידו המלך שומר בפלטרין שלו</text:span><text:span text:style-name="T1">. </text:span><text:span text:style-name="T2">נהרג אחד מהלגיון שלו אין לו כביכול אחרים להעמיד במקומו</text:span><text:span text:style-name="T1">. <text:line-break/><text:line-break/></text:span><text:span text:style-name="T2">לפיכך אחינו כל בית ישראל</text:span><text:span text:style-name="T1">, </text:span><text:span text:style-name="T2">כל המתאבלים באבל הזה</text:span><text:span text:style-name="T1">, </text:span><text:span text:style-name="T2">נכוון את ליבנו לאבינו שבשמים מלך ישראל וגואלו ונתפלל עלינו ועליו כביכול</text:span><text:span text:style-name="T1">, </text:span><text:span text:style-name="T2">יתגדל ויתקדש שמיה רבה בעלמא די ברא כרעותא וימליך מלכותיה ויצמח פורקניה ויקרב משיחיה</text:span><text:span text:style-name="T1">. </text:span><text:span text:style-name="T2">וכן כל הפרשה כולה</text:span><text:span text:style-name="T1">. </text:span><text:span text:style-name="T2">ונזכה ונחיה ונראה עין בעין</text:span><text:span text:style-name="T1">, </text:span><text:span text:style-name="T2">עושה שלום במרומיו הוא ברחמיו יעשה שלום עלינו ועל כל ישראל אמן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rl-tb" style:footnote-max-height="0cm">
        <style:columns fo:column-count="2">
          <style:column style:rel-width="5102*" fo:start-indent="0cm" fo:end-indent="0.099cm"/>
          <style:column style:rel-width="5103*" fo:start-indent="0.099cm" fo:end-indent="0cm"/>
        </style:columns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04T03:18:31.14</meta:creation-date>
    <dc:date>2010-05-02T15:11:25</dc:date>
    <meta:editing-duration>PT02H46M24S</meta:editing-duration>
    <meta:editing-cycles>114</meta:editing-cycles>
    <meta:generator>OpenOffice.org/3.2$Unix OpenOffice.org_project/320m12$Build-9483</meta:generator>
    <dc:creator>Erel Segal</dc:creator>
    <meta:document-statistic meta:table-count="0" meta:image-count="0" meta:object-count="0" meta:page-count="1" meta:paragraph-count="27" meta:word-count="637" meta:character-count="3608"/>
  </office:meta>
</office:document-meta>
</file>